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1" svg:font-family="LiberationSans"/>
    <style:font-face style:name="DejaVu Sans1" svg:font-family="'DejaVu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aeaf2"/>
    </style:style>
    <style:style style:name="gr3" style:family="graphic" style:parent-style-name="standard">
      <style:graphic-properties draw:stroke="solid" svg:stroke-width="0.035cm" svg:stroke-color="#ffffff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262626"/>
    </style:style>
    <style:style style:name="gr5" style:family="graphic" style:parent-style-name="standard">
      <style:graphic-properties draw:stroke="solid" svg:stroke-width="0.035cm" svg:stroke-color="#262626" draw:stroke-linejoin="round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2.85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945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61cm" svg:stroke-color="#4c72b0" draw:stroke-linejoin="round" svg:stroke-linecap="round" draw:fill="none" fo:padding-top="0.03cm" fo:padding-bottom="0.03cm" fo:padding-left="0.03cm" fo:padding-right="0.03cm"/>
    </style:style>
    <style:style style:name="gr9" style:family="graphic" style:parent-style-name="standard">
      <style:graphic-properties draw:stroke="solid" svg:stroke-width="0.061cm" svg:stroke-color="#55a868" draw:stroke-linejoin="round" svg:stroke-linecap="round" draw:fill="none" fo:padding-top="0.03cm" fo:padding-bottom="0.03cm" fo:padding-left="0.03cm" fo:padding-right="0.03cm"/>
    </style:style>
    <style:style style:name="gr10" style:family="graphic" style:parent-style-name="standard">
      <style:graphic-properties draw:stroke="solid" svg:stroke-width="0.061cm" svg:stroke-color="#c44e52" draw:stroke-linejoin="round" svg:stroke-linecap="round" draw:fill="none" fo:padding-top="0.03cm" fo:padding-bottom="0.03cm" fo:padding-left="0.03cm" fo:padding-right="0.03cm"/>
    </style:style>
    <style:style style:name="gr11" style:family="graphic" style:parent-style-name="standard">
      <style:graphic-properties draw:stroke="solid" svg:stroke-width="0.061cm" svg:stroke-color="#8172b2" draw:stroke-linejoin="round" svg:stroke-linecap="round" draw:fill="none" fo:padding-top="0.03cm" fo:padding-bottom="0.03cm" fo:padding-left="0.03cm" fo:padding-right="0.03cm"/>
    </style:style>
    <style:style style:name="gr12" style:family="graphic" style:parent-style-name="standard">
      <style:graphic-properties draw:stroke="solid" svg:stroke-width="0.061cm" svg:stroke-color="#ccb974" draw:stroke-linejoin="round" svg:stroke-linecap="round" draw:fill="none" fo:padding-top="0.03cm" fo:padding-bottom="0.03cm" fo:padding-left="0.03cm" fo:padding-right="0.03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8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95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3.6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55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213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fo:font-size="18pt"/>
    </style:style>
    <style:style style:name="P2" style:family="paragraph">
      <loext:graphic-properties draw:fill="solid" draw:fill-color="#eaeaf2"/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="solid" draw:fill-color="#262626"/>
      <style:text-properties fo:font-size="18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18pt" style:font-size-asian="10pt" style:font-size-complex="10pt"/>
    </style:style>
    <style:style style:name="T1" style:family="text">
      <style:text-properties fo:color="#262626" style:font-name="LiberationSans1" fo:font-size="18pt" style:font-size-asian="10pt" style:font-name-complex="Liberation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32cm" svg:height="13.97cm" svg:x="0cm" svg:y="0cm" svg:viewBox="0 0 20321 13971" draw:points="0,13971 20321,13971 20321,0 0,0">
          <text:p/>
        </draw:polygon>
        <draw:polygon draw:style-name="gr2" draw:text-style-name="P2" draw:layer="layout" svg:width="15.748cm" svg:height="10.826cm" svg:x="2.54cm" svg:y="1.397cm" svg:viewBox="0 0 15749 10827" draw:points="0,10827 15749,10827 15749,0 0,0">
          <text:p/>
        </draw:polygon>
        <draw:line draw:style-name="gr3" draw:text-style-name="P3" draw:layer="layout" svg:x1="2.54cm" svg:y1="12.223cm" svg:x2="2.54cm" svg:y2="1.397cm">
          <text:p/>
        </draw:line>
        <draw:polygon draw:style-name="gr4" draw:text-style-name="P4" draw:layer="layout" svg:width="0cm" svg:height="0cm" svg:x="2.54cm" svg:y="12.223cm" svg:viewBox="0 0 0 0" draw:points="0,0">
          <text:p/>
        </draw:polygon>
        <draw:polyline draw:style-name="gr5" draw:text-style-name="P3" draw:layer="layout" svg:width="0cm" svg:height="0cm" svg:x="2.54cm" svg:y="12.223cm" svg:viewBox="0 0 0 0" draw:points="0,0">
          <text:p/>
        </draw:polyline>
        <draw:polygon draw:style-name="gr4" draw:text-style-name="P4" draw:layer="layout" svg:width="0cm" svg:height="0cm" svg:x="2.54cm" svg:y="1.397cm" svg:viewBox="0 0 0 0" draw:points="0,0">
          <text:p/>
        </draw:polygon>
        <draw:polyline draw:style-name="gr5" draw:text-style-name="P3" draw:layer="layout" svg:width="0cm" svg:height="0cm" svg:x="2.54cm" svg:y="1.397cm" svg:viewBox="0 0 0 0" draw:points="0,0">
          <text:p/>
        </draw:polyline>
        <draw:line draw:style-name="gr3" draw:text-style-name="P3" draw:layer="layout" svg:x1="6.684cm" svg:y1="12.223cm" svg:x2="6.684cm" svg:y2="1.397cm">
          <text:p/>
        </draw:line>
        <draw:polygon draw:style-name="gr4" draw:text-style-name="P4" draw:layer="layout" svg:width="0cm" svg:height="0cm" svg:x="6.684cm" svg:y="12.223cm" svg:viewBox="0 0 0 0" draw:points="0,0">
          <text:p/>
        </draw:polygon>
        <draw:polyline draw:style-name="gr5" draw:text-style-name="P3" draw:layer="layout" svg:width="0cm" svg:height="0cm" svg:x="6.684cm" svg:y="12.223cm" svg:viewBox="0 0 0 0" draw:points="0,0">
          <text:p/>
        </draw:polyline>
        <draw:polygon draw:style-name="gr4" draw:text-style-name="P4" draw:layer="layout" svg:width="0cm" svg:height="0cm" svg:x="6.684cm" svg:y="1.397cm" svg:viewBox="0 0 0 0" draw:points="0,0">
          <text:p/>
        </draw:polygon>
        <draw:polyline draw:style-name="gr5" draw:text-style-name="P3" draw:layer="layout" svg:width="0cm" svg:height="0cm" svg:x="6.684cm" svg:y="1.397cm" svg:viewBox="0 0 0 0" draw:points="0,0">
          <text:p/>
        </draw:polyline>
        <draw:frame draw:style-name="gr6" draw:text-style-name="P6" draw:layer="layout" svg:width="2.851cm" svg:height="0.869cm" svg:x="1.848cm" svg:y="12.7cm">
          <draw:text-box>
            <text:p text:style-name="P5"><text:span text:style-name="T1">2015-­47</text:span></text:p>
          </draw:text-box>
        </draw:frame>
        <draw:line draw:style-name="gr3" draw:text-style-name="P3" draw:layer="layout" svg:x1="10.828cm" svg:y1="12.223cm" svg:x2="10.828cm" svg:y2="1.397cm">
          <text:p/>
        </draw:line>
        <draw:polygon draw:style-name="gr4" draw:text-style-name="P4" draw:layer="layout" svg:width="0cm" svg:height="0cm" svg:x="10.828cm" svg:y="12.223cm" svg:viewBox="0 0 0 0" draw:points="0,0">
          <text:p/>
        </draw:polygon>
        <draw:polyline draw:style-name="gr5" draw:text-style-name="P3" draw:layer="layout" svg:width="0cm" svg:height="0cm" svg:x="10.828cm" svg:y="12.223cm" svg:viewBox="0 0 0 0" draw:points="0,0">
          <text:p/>
        </draw:polyline>
        <draw:polygon draw:style-name="gr4" draw:text-style-name="P4" draw:layer="layout" svg:width="0cm" svg:height="0cm" svg:x="10.828cm" svg:y="1.397cm" svg:viewBox="0 0 0 0" draw:points="0,0">
          <text:p/>
        </draw:polygon>
        <draw:polyline draw:style-name="gr5" draw:text-style-name="P3" draw:layer="layout" svg:width="0cm" svg:height="0cm" svg:x="10.828cm" svg:y="1.397cm" svg:viewBox="0 0 0 0" draw:points="0,0">
          <text:p/>
        </draw:polyline>
        <draw:frame draw:style-name="gr6" draw:text-style-name="P6" draw:layer="layout" svg:width="2.851cm" svg:height="0.869cm" svg:x="5.912cm" svg:y="12.72cm">
          <draw:text-box>
            <text:p text:style-name="P5"><text:span text:style-name="T1">2015­-52</text:span></text:p>
          </draw:text-box>
        </draw:frame>
        <draw:line draw:style-name="gr3" draw:text-style-name="P3" draw:layer="layout" svg:x1="14.972cm" svg:y1="12.223cm" svg:x2="14.972cm" svg:y2="1.397cm">
          <text:p/>
        </draw:line>
        <draw:polygon draw:style-name="gr4" draw:text-style-name="P4" draw:layer="layout" svg:width="0cm" svg:height="0cm" svg:x="14.972cm" svg:y="12.223cm" svg:viewBox="0 0 0 0" draw:points="0,0">
          <text:p/>
        </draw:polygon>
        <draw:polyline draw:style-name="gr5" draw:text-style-name="P3" draw:layer="layout" svg:width="0cm" svg:height="0cm" svg:x="14.972cm" svg:y="12.223cm" svg:viewBox="0 0 0 0" draw:points="0,0">
          <text:p/>
        </draw:polyline>
        <draw:polygon draw:style-name="gr4" draw:text-style-name="P4" draw:layer="layout" svg:width="0cm" svg:height="0cm" svg:x="14.972cm" svg:y="1.397cm" svg:viewBox="0 0 0 0" draw:points="0,0">
          <text:p/>
        </draw:polygon>
        <draw:polyline draw:style-name="gr5" draw:text-style-name="P3" draw:layer="layout" svg:width="0cm" svg:height="0cm" svg:x="14.972cm" svg:y="1.397cm" svg:viewBox="0 0 0 0" draw:points="0,0">
          <text:p/>
        </draw:polyline>
        <draw:frame draw:style-name="gr6" draw:text-style-name="P6" draw:layer="layout" svg:width="2.851cm" svg:height="0.869cm" svg:x="10.033cm" svg:y="12.7cm">
          <draw:text-box>
            <text:p text:style-name="P5"><text:span text:style-name="T1">2016­-04</text:span></text:p>
          </draw:text-box>
        </draw:frame>
        <draw:line draw:style-name="gr3" draw:text-style-name="P3" draw:layer="layout" svg:x1="2.54cm" svg:y1="12.223cm" svg:x2="18.288cm" svg:y2="12.223cm">
          <text:p/>
        </draw:line>
        <draw:polygon draw:style-name="gr4" draw:text-style-name="P4" draw:layer="layout" svg:width="0cm" svg:height="0cm" svg:x="2.54cm" svg:y="12.223cm" svg:viewBox="0 0 0 0" draw:points="0,0">
          <text:p/>
        </draw:polygon>
        <draw:polyline draw:style-name="gr5" draw:text-style-name="P3" draw:layer="layout" svg:width="0cm" svg:height="0cm" svg:x="2.54cm" svg:y="12.223cm" svg:viewBox="0 0 0 0" draw:points="0,0">
          <text:p/>
        </draw:polyline>
        <draw:polygon draw:style-name="gr4" draw:text-style-name="P4" draw:layer="layout" svg:width="0cm" svg:height="0cm" svg:x="18.288cm" svg:y="12.223cm" svg:viewBox="0 0 0 0" draw:points="0,0">
          <text:p/>
        </draw:polygon>
        <draw:polyline draw:style-name="gr5" draw:text-style-name="P3" draw:layer="layout" svg:width="0cm" svg:height="0cm" svg:x="18.288cm" svg:y="12.223cm" svg:viewBox="0 0 0 0" draw:points="0,0">
          <text:p/>
        </draw:polyline>
        <draw:frame draw:style-name="gr6" draw:text-style-name="P6" draw:layer="layout" svg:width="2.851cm" svg:height="0.869cm" svg:x="14.351cm" svg:y="12.7cm">
          <draw:text-box>
            <text:p text:style-name="P5"><text:span text:style-name="T1">2016-­09</text:span></text:p>
          </draw:text-box>
        </draw:frame>
        <draw:line draw:style-name="gr3" draw:text-style-name="P3" draw:layer="layout" svg:x1="2.54cm" svg:y1="11.02cm" svg:x2="18.288cm" svg:y2="11.02cm">
          <text:p/>
        </draw:line>
        <draw:polygon draw:style-name="gr4" draw:text-style-name="P4" draw:layer="layout" svg:width="0cm" svg:height="0cm" svg:x="2.54cm" svg:y="11.02cm" svg:viewBox="0 0 0 0" draw:points="0,0">
          <text:p/>
        </draw:polygon>
        <draw:polyline draw:style-name="gr5" draw:text-style-name="P3" draw:layer="layout" svg:width="0cm" svg:height="0cm" svg:x="2.54cm" svg:y="11.02cm" svg:viewBox="0 0 0 0" draw:points="0,0">
          <text:p/>
        </draw:polyline>
        <draw:polygon draw:style-name="gr4" draw:text-style-name="P4" draw:layer="layout" svg:width="0cm" svg:height="0cm" svg:x="18.288cm" svg:y="11.02cm" svg:viewBox="0 0 0 0" draw:points="0,0">
          <text:p/>
        </draw:polygon>
        <draw:polyline draw:style-name="gr5" draw:text-style-name="P3" draw:layer="layout" svg:width="0cm" svg:height="0cm" svg:x="18.288cm" svg:y="11.02cm" svg:viewBox="0 0 0 0" draw:points="0,0">
          <text:p/>
        </draw:polyline>
        <draw:frame draw:style-name="gr7" draw:text-style-name="P6" draw:layer="layout" svg:width="1.945cm" svg:height="0.869cm" svg:x="0.341cm" svg:y="11.97cm">
          <draw:text-box>
            <text:p text:style-name="P5"><text:span text:style-name="T1">0.000</text:span></text:p>
          </draw:text-box>
        </draw:frame>
        <draw:line draw:style-name="gr3" draw:text-style-name="P3" draw:layer="layout" svg:x1="2.54cm" svg:y1="9.817cm" svg:x2="18.288cm" svg:y2="9.817cm">
          <text:p/>
        </draw:line>
        <draw:polygon draw:style-name="gr4" draw:text-style-name="P4" draw:layer="layout" svg:width="0cm" svg:height="0cm" svg:x="2.54cm" svg:y="9.817cm" svg:viewBox="0 0 0 0" draw:points="0,0">
          <text:p/>
        </draw:polygon>
        <draw:polyline draw:style-name="gr5" draw:text-style-name="P3" draw:layer="layout" svg:width="0cm" svg:height="0cm" svg:x="2.54cm" svg:y="9.817cm" svg:viewBox="0 0 0 0" draw:points="0,0">
          <text:p/>
        </draw:polyline>
        <draw:polygon draw:style-name="gr4" draw:text-style-name="P4" draw:layer="layout" svg:width="0cm" svg:height="0cm" svg:x="18.288cm" svg:y="9.817cm" svg:viewBox="0 0 0 0" draw:points="0,0">
          <text:p/>
        </draw:polygon>
        <draw:polyline draw:style-name="gr5" draw:text-style-name="P3" draw:layer="layout" svg:width="0cm" svg:height="0cm" svg:x="18.288cm" svg:y="9.817cm" svg:viewBox="0 0 0 0" draw:points="0,0">
          <text:p/>
        </draw:polyline>
        <draw:frame draw:style-name="gr7" draw:text-style-name="P6" draw:layer="layout" svg:width="1.945cm" svg:height="0.869cm" svg:x="0.341cm" svg:y="10.767cm">
          <draw:text-box>
            <text:p text:style-name="P5"><text:span text:style-name="T1">0.002</text:span></text:p>
          </draw:text-box>
        </draw:frame>
        <draw:line draw:style-name="gr3" draw:text-style-name="P3" draw:layer="layout" svg:x1="2.54cm" svg:y1="8.614cm" svg:x2="18.288cm" svg:y2="8.614cm">
          <text:p/>
        </draw:line>
        <draw:polygon draw:style-name="gr4" draw:text-style-name="P4" draw:layer="layout" svg:width="0cm" svg:height="0cm" svg:x="2.54cm" svg:y="8.614cm" svg:viewBox="0 0 0 0" draw:points="0,0">
          <text:p/>
        </draw:polygon>
        <draw:polyline draw:style-name="gr5" draw:text-style-name="P3" draw:layer="layout" svg:width="0cm" svg:height="0cm" svg:x="2.54cm" svg:y="8.614cm" svg:viewBox="0 0 0 0" draw:points="0,0">
          <text:p/>
        </draw:polyline>
        <draw:polygon draw:style-name="gr4" draw:text-style-name="P4" draw:layer="layout" svg:width="0cm" svg:height="0cm" svg:x="18.288cm" svg:y="8.614cm" svg:viewBox="0 0 0 0" draw:points="0,0">
          <text:p/>
        </draw:polygon>
        <draw:polyline draw:style-name="gr5" draw:text-style-name="P3" draw:layer="layout" svg:width="0cm" svg:height="0cm" svg:x="18.288cm" svg:y="8.614cm" svg:viewBox="0 0 0 0" draw:points="0,0">
          <text:p/>
        </draw:polyline>
        <draw:frame draw:style-name="gr7" draw:text-style-name="P6" draw:layer="layout" svg:width="1.945cm" svg:height="0.869cm" svg:x="0.341cm" svg:y="9.564cm">
          <draw:text-box>
            <text:p text:style-name="P5"><text:span text:style-name="T1">0.004</text:span></text:p>
          </draw:text-box>
        </draw:frame>
        <draw:line draw:style-name="gr3" draw:text-style-name="P3" draw:layer="layout" svg:x1="2.54cm" svg:y1="7.411cm" svg:x2="18.288cm" svg:y2="7.411cm">
          <text:p/>
        </draw:line>
        <draw:polygon draw:style-name="gr4" draw:text-style-name="P4" draw:layer="layout" svg:width="0cm" svg:height="0cm" svg:x="2.54cm" svg:y="7.411cm" svg:viewBox="0 0 0 0" draw:points="0,0">
          <text:p/>
        </draw:polygon>
        <draw:polyline draw:style-name="gr5" draw:text-style-name="P3" draw:layer="layout" svg:width="0cm" svg:height="0cm" svg:x="2.54cm" svg:y="7.411cm" svg:viewBox="0 0 0 0" draw:points="0,0">
          <text:p/>
        </draw:polyline>
        <draw:polygon draw:style-name="gr4" draw:text-style-name="P4" draw:layer="layout" svg:width="0cm" svg:height="0cm" svg:x="18.288cm" svg:y="7.411cm" svg:viewBox="0 0 0 0" draw:points="0,0">
          <text:p/>
        </draw:polygon>
        <draw:polyline draw:style-name="gr5" draw:text-style-name="P3" draw:layer="layout" svg:width="0cm" svg:height="0cm" svg:x="18.288cm" svg:y="7.411cm" svg:viewBox="0 0 0 0" draw:points="0,0">
          <text:p/>
        </draw:polyline>
        <draw:frame draw:style-name="gr7" draw:text-style-name="P6" draw:layer="layout" svg:width="1.945cm" svg:height="0.869cm" svg:x="0.341cm" svg:y="8.361cm">
          <draw:text-box>
            <text:p text:style-name="P5"><text:span text:style-name="T1">0.006</text:span></text:p>
          </draw:text-box>
        </draw:frame>
        <draw:line draw:style-name="gr3" draw:text-style-name="P3" draw:layer="layout" svg:x1="2.54cm" svg:y1="6.208cm" svg:x2="18.288cm" svg:y2="6.208cm">
          <text:p/>
        </draw:line>
        <draw:polygon draw:style-name="gr4" draw:text-style-name="P4" draw:layer="layout" svg:width="0cm" svg:height="0cm" svg:x="2.54cm" svg:y="6.208cm" svg:viewBox="0 0 0 0" draw:points="0,0">
          <text:p/>
        </draw:polygon>
        <draw:polyline draw:style-name="gr5" draw:text-style-name="P3" draw:layer="layout" svg:width="0cm" svg:height="0cm" svg:x="2.54cm" svg:y="6.208cm" svg:viewBox="0 0 0 0" draw:points="0,0">
          <text:p/>
        </draw:polyline>
        <draw:polygon draw:style-name="gr4" draw:text-style-name="P4" draw:layer="layout" svg:width="0cm" svg:height="0cm" svg:x="18.288cm" svg:y="6.208cm" svg:viewBox="0 0 0 0" draw:points="0,0">
          <text:p/>
        </draw:polygon>
        <draw:polyline draw:style-name="gr5" draw:text-style-name="P3" draw:layer="layout" svg:width="0cm" svg:height="0cm" svg:x="18.288cm" svg:y="6.208cm" svg:viewBox="0 0 0 0" draw:points="0,0">
          <text:p/>
        </draw:polyline>
        <draw:frame draw:style-name="gr7" draw:text-style-name="P6" draw:layer="layout" svg:width="1.945cm" svg:height="0.869cm" svg:x="0.341cm" svg:y="7.158cm">
          <draw:text-box>
            <text:p text:style-name="P5"><text:span text:style-name="T1">0.008</text:span></text:p>
          </draw:text-box>
        </draw:frame>
        <draw:line draw:style-name="gr3" draw:text-style-name="P3" draw:layer="layout" svg:x1="2.54cm" svg:y1="5.005cm" svg:x2="18.288cm" svg:y2="5.005cm">
          <text:p/>
        </draw:line>
        <draw:polygon draw:style-name="gr4" draw:text-style-name="P4" draw:layer="layout" svg:width="0cm" svg:height="0cm" svg:x="2.54cm" svg:y="5.005cm" svg:viewBox="0 0 0 0" draw:points="0,0">
          <text:p/>
        </draw:polygon>
        <draw:polyline draw:style-name="gr5" draw:text-style-name="P3" draw:layer="layout" svg:width="0cm" svg:height="0cm" svg:x="2.54cm" svg:y="5.005cm" svg:viewBox="0 0 0 0" draw:points="0,0">
          <text:p/>
        </draw:polyline>
        <draw:polygon draw:style-name="gr4" draw:text-style-name="P4" draw:layer="layout" svg:width="0cm" svg:height="0cm" svg:x="18.288cm" svg:y="5.005cm" svg:viewBox="0 0 0 0" draw:points="0,0">
          <text:p/>
        </draw:polygon>
        <draw:polyline draw:style-name="gr5" draw:text-style-name="P3" draw:layer="layout" svg:width="0cm" svg:height="0cm" svg:x="18.288cm" svg:y="5.005cm" svg:viewBox="0 0 0 0" draw:points="0,0">
          <text:p/>
        </draw:polyline>
        <draw:frame draw:style-name="gr7" draw:text-style-name="P6" draw:layer="layout" svg:width="1.945cm" svg:height="0.869cm" svg:x="0.341cm" svg:y="5.955cm">
          <draw:text-box>
            <text:p text:style-name="P5"><text:span text:style-name="T1">0.010</text:span></text:p>
          </draw:text-box>
        </draw:frame>
        <draw:line draw:style-name="gr3" draw:text-style-name="P3" draw:layer="layout" svg:x1="2.54cm" svg:y1="3.802cm" svg:x2="18.288cm" svg:y2="3.802cm">
          <text:p/>
        </draw:line>
        <draw:polygon draw:style-name="gr4" draw:text-style-name="P4" draw:layer="layout" svg:width="0cm" svg:height="0cm" svg:x="2.54cm" svg:y="3.802cm" svg:viewBox="0 0 0 0" draw:points="0,0">
          <text:p/>
        </draw:polygon>
        <draw:polyline draw:style-name="gr5" draw:text-style-name="P3" draw:layer="layout" svg:width="0cm" svg:height="0cm" svg:x="2.54cm" svg:y="3.802cm" svg:viewBox="0 0 0 0" draw:points="0,0">
          <text:p/>
        </draw:polyline>
        <draw:polygon draw:style-name="gr4" draw:text-style-name="P4" draw:layer="layout" svg:width="0cm" svg:height="0cm" svg:x="18.288cm" svg:y="3.802cm" svg:viewBox="0 0 0 0" draw:points="0,0">
          <text:p/>
        </draw:polygon>
        <draw:polyline draw:style-name="gr5" draw:text-style-name="P3" draw:layer="layout" svg:width="0cm" svg:height="0cm" svg:x="18.288cm" svg:y="3.802cm" svg:viewBox="0 0 0 0" draw:points="0,0">
          <text:p/>
        </draw:polyline>
        <draw:frame draw:style-name="gr7" draw:text-style-name="P6" draw:layer="layout" svg:width="1.945cm" svg:height="0.869cm" svg:x="0.341cm" svg:y="4.752cm">
          <draw:text-box>
            <text:p text:style-name="P5"><text:span text:style-name="T1">0.012</text:span></text:p>
          </draw:text-box>
        </draw:frame>
        <draw:line draw:style-name="gr3" draw:text-style-name="P3" draw:layer="layout" svg:x1="2.54cm" svg:y1="2.599cm" svg:x2="18.288cm" svg:y2="2.599cm">
          <text:p/>
        </draw:line>
        <draw:polygon draw:style-name="gr4" draw:text-style-name="P4" draw:layer="layout" svg:width="0cm" svg:height="0cm" svg:x="2.54cm" svg:y="2.599cm" svg:viewBox="0 0 0 0" draw:points="0,0">
          <text:p/>
        </draw:polygon>
        <draw:polyline draw:style-name="gr5" draw:text-style-name="P3" draw:layer="layout" svg:width="0cm" svg:height="0cm" svg:x="2.54cm" svg:y="2.599cm" svg:viewBox="0 0 0 0" draw:points="0,0">
          <text:p/>
        </draw:polyline>
        <draw:polygon draw:style-name="gr4" draw:text-style-name="P4" draw:layer="layout" svg:width="0cm" svg:height="0cm" svg:x="18.288cm" svg:y="2.599cm" svg:viewBox="0 0 0 0" draw:points="0,0">
          <text:p/>
        </draw:polygon>
        <draw:polyline draw:style-name="gr5" draw:text-style-name="P3" draw:layer="layout" svg:width="0cm" svg:height="0cm" svg:x="18.288cm" svg:y="2.599cm" svg:viewBox="0 0 0 0" draw:points="0,0">
          <text:p/>
        </draw:polyline>
        <draw:frame draw:style-name="gr7" draw:text-style-name="P6" draw:layer="layout" svg:width="1.945cm" svg:height="0.869cm" svg:x="0.341cm" svg:y="3.549cm">
          <draw:text-box>
            <text:p text:style-name="P5"><text:span text:style-name="T1">0.014</text:span></text:p>
          </draw:text-box>
        </draw:frame>
        <draw:line draw:style-name="gr3" draw:text-style-name="P3" draw:layer="layout" svg:x1="2.54cm" svg:y1="1.397cm" svg:x2="18.288cm" svg:y2="1.397cm">
          <text:p/>
        </draw:line>
        <draw:polygon draw:style-name="gr4" draw:text-style-name="P4" draw:layer="layout" svg:width="0cm" svg:height="0cm" svg:x="2.54cm" svg:y="1.397cm" svg:viewBox="0 0 0 0" draw:points="0,0">
          <text:p/>
        </draw:polygon>
        <draw:polyline draw:style-name="gr5" draw:text-style-name="P3" draw:layer="layout" svg:width="0cm" svg:height="0cm" svg:x="2.54cm" svg:y="1.397cm" svg:viewBox="0 0 0 0" draw:points="0,0">
          <text:p/>
        </draw:polyline>
        <draw:polygon draw:style-name="gr4" draw:text-style-name="P4" draw:layer="layout" svg:width="0cm" svg:height="0cm" svg:x="18.288cm" svg:y="1.397cm" svg:viewBox="0 0 0 0" draw:points="0,0">
          <text:p/>
        </draw:polygon>
        <draw:polyline draw:style-name="gr5" draw:text-style-name="P3" draw:layer="layout" svg:width="0cm" svg:height="0cm" svg:x="18.288cm" svg:y="1.397cm" svg:viewBox="0 0 0 0" draw:points="0,0">
          <text:p/>
        </draw:polyline>
        <draw:frame draw:style-name="gr7" draw:text-style-name="P6" draw:layer="layout" svg:width="1.945cm" svg:height="0.869cm" svg:x="0.341cm" svg:y="2.346cm">
          <draw:text-box>
            <text:p text:style-name="P5"><text:span text:style-name="T1">0.016</text:span></text:p>
          </draw:text-box>
        </draw:frame>
        <draw:polyline draw:style-name="gr8" draw:text-style-name="P3" draw:layer="layout" svg:width="15.748cm" svg:height="5.699cm" svg:x="2.54cm" svg:y="2.067cm" svg:viewBox="0 0 15749 5700" draw:points="0,5681 828,5648 1657,5700 2486,5398 3315,5233 4144,5236 4973,5267 5802,5394 6631,5364 7460,5046 8289,4197 9118,2917 9947,1177 10775,0 11604,1196 12433,2709 13262,2632 14091,1302 14920,1125 15749,1300">
          <text:p/>
        </draw:polyline>
        <draw:polyline draw:style-name="gr9" draw:text-style-name="P3" draw:layer="layout" svg:width="15.748cm" svg:height="4.799cm" svg:x="2.54cm" svg:y="6.763cm" svg:viewBox="0 0 15749 4800" draw:points="0,0 828,461 1657,1778 2486,2544 3315,3073 4144,3483 4973,3773 5802,3962 6631,4074 7460,4172 8289,4265 9118,4359 9947,4444 10775,4520 11604,4604 12433,4714 13262,4794 14091,4800 14920,4788 15749,4770">
          <text:p/>
        </draw:polyline>
        <draw:polyline draw:style-name="gr10" draw:text-style-name="P3" draw:layer="layout" svg:width="15.748cm" svg:height="2.355cm" svg:x="2.54cm" svg:y="6.027cm" svg:viewBox="0 0 15749 2356" draw:points="0,948 828,959 1657,1008 2486,964 3315,1200 4144,1532 4973,1868 5802,2195 6631,2356 7460,2255 8289,1870 9118,1256 9947,558 10775,0 11604,287 12433,1102 13262,1626 14091,1501 14920,1392 15749,1453">
          <text:p/>
        </draw:polyline>
        <draw:polyline draw:style-name="gr11" draw:text-style-name="P3" draw:layer="layout" svg:width="15.748cm" svg:height="2.194cm" svg:x="2.54cm" svg:y="6.598cm" svg:viewBox="0 0 15749 2195" draw:points="0,2083 828,2140 1657,2195 2486,2086 3315,1845 4144,1627 4973,1402 5802,1055 6631,518 7460,0 8289,18 9118,392 9947,758 10775,987 11604,1038 12433,1157 13262,1053 14091,606 14920,274 15749,210">
          <text:p/>
        </draw:polyline>
        <draw:polyline draw:style-name="gr12" draw:text-style-name="P3" draw:layer="layout" svg:width="15.748cm" svg:height="0.989cm" svg:x="2.54cm" svg:y="8.023cm" svg:viewBox="0 0 15749 990" draw:points="0,341 828,301 1657,274 2486,325 3315,369 4144,424 4973,520 5802,588 6631,583 7460,525 8289,400 9118,206 9947,0 10775,79 11604,472 12433,838 13262,990 14091,785 14920,564 15749,508">
          <text:p/>
        </draw:polyline>
        <draw:line draw:style-name="gr8" draw:text-style-name="P3" draw:layer="layout" svg:x1="2.85cm" svg:y1="1.778cm" svg:x2="3.556cm" svg:y2="1.778cm">
          <text:p/>
        </draw:line>
        <draw:frame draw:style-name="gr7" draw:text-style-name="P6" draw:layer="layout" svg:width="1.945cm" svg:height="0.869cm" svg:x="0.341cm" svg:y="1.143cm">
          <draw:text-box>
            <text:p text:style-name="P5"><text:span text:style-name="T1">0.018</text:span></text:p>
          </draw:text-box>
        </draw:frame>
        <draw:line draw:style-name="gr9" draw:text-style-name="P3" draw:layer="layout" svg:x1="2.85cm" svg:y1="2.54cm" svg:x2="3.556cm" svg:y2="2.54cm">
          <text:p/>
        </draw:line>
        <draw:frame draw:style-name="gr13" draw:text-style-name="P6" draw:layer="layout" svg:width="1.81cm" svg:height="0.869cm" svg:x="3.937cm" svg:y="1.417cm">
          <draw:text-box>
            <text:p text:style-name="P5"><text:span text:style-name="T1">PrEP</text:span></text:p>
          </draw:text-box>
        </draw:frame>
        <draw:line draw:style-name="gr10" draw:text-style-name="P3" draw:layer="layout" svg:x1="2.85cm" svg:y1="3.175cm" svg:x2="3.556cm" svg:y2="3.175cm">
          <text:p/>
        </draw:line>
        <draw:frame draw:style-name="gr14" draw:text-style-name="P6" draw:layer="layout" svg:width="0.955cm" svg:height="0.869cm" svg:x="3.871cm" svg:y="2.032cm">
          <draw:text-box>
            <text:p text:style-name="P5"><text:span text:style-name="T1">pill</text:span></text:p>
          </draw:text-box>
        </draw:frame>
        <draw:line draw:style-name="gr11" draw:text-style-name="P3" draw:layer="layout" svg:x1="2.85cm" svg:y1="3.937cm" svg:x2="3.556cm" svg:y2="3.937cm">
          <text:p/>
        </draw:line>
        <draw:frame draw:style-name="gr15" draw:text-style-name="P6" draw:layer="layout" svg:width="3.63cm" svg:height="0.869cm" svg:x="3.845cm" svg:y="2.662cm">
          <draw:text-box>
            <text:p text:style-name="P5"><text:span text:style-name="T1">prevention</text:span></text:p>
          </draw:text-box>
        </draw:frame>
        <draw:line draw:style-name="gr12" draw:text-style-name="P3" draw:layer="layout" svg:x1="2.85cm" svg:y1="4.572cm" svg:x2="3.556cm" svg:y2="4.572cm">
          <text:p/>
        </draw:line>
        <draw:frame draw:style-name="gr16" draw:text-style-name="P6" draw:layer="layout" svg:width="1.556cm" svg:height="0.869cm" svg:x="3.81cm" svg:y="3.322cm">
          <draw:text-box>
            <text:p text:style-name="P5"><text:span text:style-name="T1">drug</text:span></text:p>
          </draw:text-box>
        </draw:frame>
        <draw:frame draw:style-name="gr17" draw:text-style-name="P6" draw:layer="layout" svg:width="1.213cm" svg:height="0.869cm" svg:x="3.867cm" svg:y="4.064cm">
          <draw:text-box>
            <text:p text:style-name="P5"><text:span text:style-name="T1">ri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1" svg:font-family="LiberationSans"/>
    <style:font-face style:name="DejaVu Sans1" svg:font-family="'DejaVu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19T11:50:53.287194100</dc:date>
    <meta:editing-duration>PT4M31S</meta:editing-duration>
    <meta:editing-cycles>3</meta:editing-cycles>
    <meta:generator>LibreOffice/5.1.4.2$Linux_X86_64 LibreOffice_project/10m0$Build-2</meta:generator>
    <meta:document-statistic meta:object-count="101"/>
  </office:meta>
</office:document-meta>
</file>